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f118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BIENVENUE CHEZ CASA</text:p>
      <text:p text:style-name="Standard">VACANZE VEDELAGO</text:p>
      <text:p text:style-name="Standard"/>
      <text:p text:style-name="Standard">SUR LA TABLE, VOUS TROUVEREZ NOTRE « BIENVENUE » POUR PASSER DÈS</text:p>
      <text:p text:style-name="Standard">MAINTENANT UN TRÈS AGRÉABLE SÉJOUR.</text:p>
      <text:p text:style-name="Standard">L'APPARTEMENT EST ÉQUIPÉ DE TOUT CONFORT :</text:p>
      <text:p text:style-name="Standard"/>
      <text:p text:style-name="Standard">CUISINE</text:p>
      <text:p text:style-name="Standard">-------</text:p>
      <text:p text:style-name="Standard"/>
      <text:p text:style-name="Standard">POUR ALLUMER LE GAZ, IL SUFFIT D'APPUYER SUR LE BOUTON ROUGE, DE TOURNER LA POIGNÉE CORRESPONDANTE ET D'ATTENDRE QUELQUES INSTANTS AFIN QUE LA FLAMME SE STABILISE.</text:p>
      <text:p text:style-name="Standard">DANS LES COMPARTIMENTS DE LA CUISINE, VOUS TROUVEREZ DES ASSIETTES,</text:p>
      <text:p text:style-name="Standard">DES VERRES, DES COUVERTS ET DES LOUCHES.</text:p>
      <text:p text:style-name="Standard">VOUS POUVEZ CHOISIR D'UTILISER LA CAFETIÈRE CLASSIQUE ITALIENNE OU</text:p>
      <text:p text:style-name="Standard">LA MACHINE À CAFÉ CAFFITALY, DONT CHAQUE CAPSULE COÛTE 0,50 €,</text:p>
      <text:p text:style-name="Standard">AFIN D'UTILISER LA MACHINE À CAFÉ, IL SUFFIT DE BRANCHER LA PRISE, <text:span text:style-name="T1">D’</text:span>ATTENDRE QUE LES VOYANTS ARRÊTENT DE CLIGNOTER, <text:span text:style-name="T1">DE </text:span>SÉLECTIONNER LA</text:p>
      <text:p text:style-name="Standard">CAPSULE QUE VOUS PRÉFÉREZ, SOULEVER LE LEVIER, <text:span text:style-name="T1">D’</text:span>EXTRAIRE LE PORTE-CAPSULES, <text:span text:style-name="T1">D’</text:span>INTRODUIRE LA CAPSULE QUE VOUS AVEZ CHOISIE, <text:span text:style-name="T1">DE </text:span>BAISSER LE</text:p>
      <text:p text:style-name="Standard">LEVIER, ET <text:span text:style-name="T1">DE </text:span>CHOISIR COMMENT VOUS VOULEZ VOTRE CAFÉ (LONG, RÉDUIT).</text:p>
      <text:p text:style-name="Standard">EN CE QUI CONCERNE LES ORDURES, IL Y A LE TRI SÉLECTIF, LES POUBELLES</text:p>
      <text:p text:style-name="Standard">SERVENT À CONTENIR :</text:p>
      <text:p text:style-name="Standard"/>
      <text:p text:style-name="Standard">- DÉCHETS ORGANIQUES</text:p>
      <text:p text:style-name="Standard">- DÉCHETS NON RECYCLABLES (sachet gris)</text:p>
      <text:p text:style-name="Standard">- VERRES PLASTIQUES ET CANETTES (sachet bleu)</text:p>
      <text:p text:style-name="Standard">- PAPIER</text:p>
      <text:p text:style-name="Standard"/>
      <text:p text:style-name="Standard">QUAND LES POUBELLES SONT PLEINES, VOUS POUVEZ LAISSER LES SACHETS À L'EXTÉRIEUR DE L'APPARTEMENT, NOUS NOUS OCCUPERONS DU TRAITEMENT DES DÉCHETS.</text:p>
      <text:p text:style-name="Standard"/>
      <text:p text:style-name="Standard">SALLE DE BAINS</text:p>
      <text:p text:style-name="Standard">--------------</text:p>
      <text:p text:style-name="Standard"/>
      <text:p text:style-name="Standard">CHAQUE HÔTE DISPOSE DE TROIS SERVIETTES ET D'UN TAPIS DE DOUCHE.</text:p>
      <text:p text:style-name="Standard">DE PLUS, DANS LA SALLE DE BAINS, VOUS TROUVEREZ À VOTRE DISPOSITION LA MACHINE À LAVER ET PLUSIEURS PRODUITS POUR LE NETTOYAGE.</text:p>
      <text:p text:style-name="Standard"/>
      <text:p text:style-name="Standard">CHAMBRES</text:p>
      <text:p text:style-name="Standard">--------</text:p>
      <text:p text:style-name="Standard"/>
      <text:p text:style-name="Standard">VOUS TROUVEREZ LES DRAPS ET LES COUVERTURES POUR CHAQUE LIT.</text:p>
      <text:p text:style-name="Standard">SI VOUS AVEZ CHAUD, VOUS POUVEZ ALLUMER LE CLIMATISEUR AVEC SA TÉLÉCOMMANDE (VOUS LA TROUVEREZ SUR LE MUR À LA DROITE DU CLIMATISEUR). NOUS AVONS PLACÉ UN PETIT PORTAIL SUR LES ESCALIERS,</text:p>
      <text:p text:style-name="Standard">IL FAUDRA LE FERMER AFIN QUE L'APPARTEMENT SE RAFFRAICHISSE.</text:p>
      <text:p text:style-name="Standard">SI VOUS AVEZ FROID, CHAQUE CHAMBRE EST ÉQUIPÉE D'UN RADIATEUR, IL FAUT AGIR SUR LE BOUTON POUR CHOISIR LA TEMPÉRATURE DÉSIRÉE.</text:p>
      <text:p text:style-name="Standard"/>
      <text:p text:style-name="Standard"><text:soft-page-break/>N.B. : IL EST POSSIBLE DE CHANGER LES DRAPS ET LES SERVIETTES AVANT LA FIN DU SÉJOUR EN PAYANT 3 € PAR PIÈCE.</text:p>
      <text:p text:style-name="Standard"/>
      <text:p text:style-name="Standard">CLÉS</text:p>
      <text:p text:style-name="Standard">----</text:p>
      <text:p text:style-name="Standard"/>
      <text:p text:style-name="Standard">VOUS TROUVEREZ TROIS CLÉS : LA PLUS GRANDE OUVRE LA PORTE EXTERNE, LA MOYENNE OUVRE LA PORTE INTERNE ET LA PLUS PETITE OUVRE LE PORTAIL.</text:p>
      <text:p text:style-name="Standard">POUR SORTIR, IL VOUS SUFFIRA D'APPUYER SUR LA TÉLÉCOMMANDE QUI SE TROUVE À GAUCHE HORS DE LA PORTE D'ENTRÉE. POUR RENTRER, IL SUFFIRA D'INTRODUIRE LA PETITE CLÉ DANS LA BOÎTE DE CONTRÔLE AUTOMATIQUE NOIRE QUI SE TROUVE À CÔTÉ DU PORTAIL SUR LE MUR À GAUCHE.</text:p>
      <text:p text:style-name="Standard"/>
      <text:p text:style-name="Standard">N.B. : SI VOUS PERDEZ VOS CLÉS, CONTACTEZ-NOUS IMMÉDIATEMENT, NOUS EN FERONS UNE COPIE DÈS QUE POSSIBLE (CELA COÛTERA 10€).</text:p>
      <text:p text:style-name="Standard"/>
      <text:p text:style-name="Standard">DIVERS</text:p>
      <text:p text:style-name="Standard">------</text:p>
      <text:p text:style-name="Standard"/>
      <text:p text:style-name="Standard">NOUS VOUS PRIONS DE FERMER LES RIDEAUX DE CHAQUE CHAMBRE PENDANT LA NUIT OU AVANT DE SORTIR DE L'APPARTEMENT.</text:p>
      <text:p text:style-name="Standard"/>
      <text:p text:style-name="Standard">N.B. : LE NETTOYAGE AVANT ET APRÈS VOTRE SÉJOUR EST COMPRIS DANS LE PRIX. SI NÉCESSAIRE VOUS POUVEZ DEMANDER UN SERVICE DE NETTOYAGE SUPPLÉMENTAIRE PENDANT VOTRE SÉJOUR (CELA COÛTERA 40€).</text:p>
      <text:p text:style-name="Standard"/>
      <text:p text:style-name="Standard"><text:s text:c="10"/>NOUS VOUS SOUHAITONS UN SÉJOUR TRÈS</text:p>
      <text:p text:style-name="Standard"><text:s text:c="16"/>AGRÉABLE ET RELAXANT</text:p>
      <text:p text:style-name="Standard"/>
      <text:p text:style-name="Standard"><text:s text:c="6"/>MERCI D'AVOIR CHOISI « CASA VACANZE VEDELAGO »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8T12:21:26.900625783</meta:creation-date>
    <dc:date>2023-08-08T12:24:22.999718164</dc:date>
    <meta:editing-duration>PT2M5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45" meta:word-count="499" meta:character-count="3017" meta:non-whitespace-character-count="2531"/>
  </office:meta>
</office:document-meta>
</file>